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size="10pt"/>
    </style:style>
    <style:style style:name="P2" style:family="paragraph" style:parent-style-name="Preformatted_20_Text">
      <style:paragraph-properties fo:margin-top="0in" fo:margin-bottom="0.1965in"/>
      <style:text-properties fo:font-size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ular       Plural</text:p>
      <text:p text:style-name="Preformatted_20_Text"><text:s/></text:p>
      <text:p text:style-name="P1">abacus         abaci</text:p>
      <text:p text:style-name="P1">addendum       addenda</text:p>
      <text:p text:style-name="P1">aegis          aeges</text:p>
      <text:p text:style-name="P1">alga           algae </text:p>
      <text:p text:style-name="P1">antenna        antennae</text:p>
      <text:p text:style-name="P1">antithesis     antitheses </text:p>
      <text:p text:style-name="P1">appendix       appendices</text:p>
      <text:p text:style-name="P1">aquarium       aquaria (or aquariums)</text:p>
      <text:p text:style-name="P1">areola         areolae</text:p>
      <text:p text:style-name="P1">as             asses (make sure to pronounce it right   <text:s/><draw:frame draw:style-name="fr1" draw:name="obrázky1" text:anchor-type="as-char" svg:width="0.1563in" svg:height="0.1563in" draw:z-index="0"><draw:image xlink:href="http://piptalk.com/pip/smiles/smile.gif" xlink:type="simple" xlink:show="embed" xlink:actuate="onLoad"/></draw:frame> )</text:p>
      <text:p text:style-name="P1">auditorium     auditoria</text:p>
      <text:p text:style-name="P1">bacterium      bacteria</text:p>
      <text:p text:style-name="P1">basis          bases </text:p>
      <text:p text:style-name="P1">biga           bigae</text:p>
      <text:p text:style-name="P1">caduceus       caducei   </text:p>
      <text:p text:style-name="P1">candelabrum    candelabra</text:p>
      <text:p text:style-name="P1">cherub         cherubim (or cherubs)</text:p>
      <text:p text:style-name="P1">cicatrix       cicatrices</text:p>
      <text:p text:style-name="P1">colloquium     colloquia</text:p>
      <text:p text:style-name="P1">continuum      continua</text:p>
      <text:p text:style-name="P1">cortex         cortices</text:p>
      <text:p text:style-name="P1">cothurnus      cothurni   </text:p>
      <text:p text:style-name="P1">criterion      criteria</text:p>
      <text:p text:style-name="P1">cumulus        cumuli </text:p>
      <text:p text:style-name="P1">datum          data</text:p>
      <text:p text:style-name="P1">dogma          dogmata</text:p>
      <text:p text:style-name="P1">effluvium      effluvia</text:p>
      <text:p text:style-name="P1">ephemeron      ephemera</text:p>
      <text:p text:style-name="P1">erratum        errata</text:p>
      <text:p text:style-name="P1">flora          florae (or floras)</text:p>
      <text:p text:style-name="P1">focus          foci</text:p>
      <text:p text:style-name="P1">forum          fora </text:p>
      <text:p text:style-name="P1">fungus         fungii</text:p>
      <text:p text:style-name="P1">genius/genie   genii</text:p>
      <text:p text:style-name="P1">graffito       graffiti</text:p>
      <text:p text:style-name="P1">hetaera        hetaerae/hataerai/hataeras/hetairas</text:p>
      <text:p text:style-name="P1">hippopotamus   hippopotami</text:p>
      <text:p text:style-name="P1">index          indices </text:p>
      <text:p text:style-name="P1">jinni          jinn </text:p>
      <text:p text:style-name="P1">larva          larvae (or larvas)</text:p>
      <text:p text:style-name="P1">libra          librae</text:p>
      <text:p text:style-name="P1">magus          magi </text:p>
      <text:p text:style-name="P1">manus          manus</text:p>
      <text:p text:style-name="P1">matrix         matrices</text:p>
      <text:p text:style-name="P1">medium         media  </text:p>
      <text:p text:style-name="P1">miasma         miasmata</text:p>
      <text:p text:style-name="P1">millenium      millenia</text:p>
      <text:p text:style-name="P1">mina           minae</text:p>
      <text:p text:style-name="P1">museum         musea (or museums)</text:p>
      <text:p text:style-name="P1">nexus          nexus (or nexuses)</text:p>
      <text:p text:style-name="P1">nimbus         nimbi </text:p>
      <text:p text:style-name="P1">nodus          nodi</text:p>
      <text:p text:style-name="P1">noumenon       noumena</text:p>
      <text:p text:style-name="P1">nucleus        nuclei (or nucleuses)</text:p>
      <text:p text:style-name="P1">penetralium    penetralia</text:p>
      <text:p text:style-name="P1">phenomenon     phenomena</text:p>
      <text:p text:style-name="P1">quadrans       quadrantes</text:p>
      <text:p text:style-name="P1">quadriga       quadrigae</text:p>
      <text:p text:style-name="P1">quantum        quanta</text:p>
      <text:p text:style-name="P1">radius         radii</text:p>
      <text:p text:style-name="P1">scrotum        scrota</text:p>
      <text:p text:style-name="P1"><text:soft-page-break/>Singular       Plural</text:p>
      <text:p text:style-name="P1">seraph         seraphim (or seraphs)</text:p>
      <text:p text:style-name="P1">spectrum       spectra</text:p>
      <text:p text:style-name="P1">stratum        strata</text:p>
      <text:p text:style-name="P1">symposium      symposia</text:p>
      <text:p text:style-name="P1">terminus       termini (or terminuses)</text:p>
      <text:p text:style-name="P1">thesis         theses </text:p>
      <text:p text:style-name="P1">valkyr         valkyrie</text:p>
      <text:p text:style-name="P1">vertebra       vertebrae</text:p>
      <text:p text:style-name="P1">virus          viruses, vira</text:p>
      <text:p text:style-name="P1">Some other strange ones:</text:p>
      <text:p text:style-name="P1">brother       brethren</text:p>
      <text:p text:style-name="P1">sister        sistren</text:p>
      <text:p text:style-name="P1">shoe          shoon</text:p>
      <text:p text:style-name="P1">cow           kine</text:p>
      <text:p text:style-name="P1">pig           swine</text:p>
      <text:p text:style-name="P1">eye           eyne</text:p>
      <text:p text:style-name="P2">verse         v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DejaVu Sans Mono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1H34M55S</meta:editing-duration>
    <meta:editing-cycles>3</meta:editing-cycles>
    <meta:generator>OpenOffice.org/3.1$Win32 OpenOffice.org_project/310m11$Build-9399</meta:generator>
    <dc:date>2009-12-08T08:48:22.59</dc:date>
    <meta:document-statistic meta:table-count="0" meta:image-count="1" meta:object-count="0" meta:page-count="2" meta:paragraph-count="81" meta:word-count="188" meta:character-count="1947"/>
    <meta:user-defined meta:name="Info 1"/>
    <meta:user-defined meta:name="Info 2"/>
    <meta:user-defined meta:name="Info 3"/>
    <meta:user-defined meta:name="Info 4"/>
  </office:meta>
</office:document-meta>
</file>